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ors</text:p>
      <text:p text:style-name="Standard"/>
      <text:p text:style-name="Standard">What is it, how to</text:p>
      <text:list xml:id="list1799071296" text:style-name="L2">
        <text:list-header>
          <text:p text:style-name="P2"/>
        </text:list-header>
        <text:list-item>
          <text:p text:style-name="P2">Smallest and second element in a given array , best way to do it?</text:p>
        </text:list-item>
        <text:list-item>
          <text:p text:style-name="P2">Most occurring element in an array</text:p>
        </text:list-item>
        <text:list-item>
          <text:p text:style-name="P2">Sort in ascending and descenginf order and store and print out the the result in absolute value</text:p>
        </text:list-item>
        <text:list-item>
          <text:p text:style-name="P2">Find the pairs ofo integer whose sum is equal to a specific number</text:p>
        </text:list-item>
        <text:list-item>
          <text:p text:style-name="P2">Get the prime numbers in a vector.</text:p>
        </text:list-item>
        <text:list-item>
          <text:p text:style-name="P2">Store a vector of string from a sentence , where every element is separated by comma.</text:p>
        </text:list-item>
      </text:list>
      <text:p text:style-name="Standard"/>
      <text:p text:style-name="Standard"/>
      <text:p text:style-name="Standard">Priority_queue</text:p>
      <text:p text:style-name="Standard"/>
      <text:p text:style-name="Standard">Having a priority_queue of integer,</text:p>
      <text:p text:style-name="Standard">find the one that are prime and the one that are not prime. Print all the number and say: yes – not.</text:p>
      <text:p text:style-name="Standard"/>
      <text:p text:style-name="Standard">Linked List</text:p>
      <text:p text:style-name="Standard"/>
      <text:list xml:id="list1692250969" text:style-name="L3">
        <text:list-item>
          <text:p text:style-name="P3">Create a list</text:p>
        </text:list-item>
        <text:list-item>
          <text:p text:style-name="P3">Print a list</text:p>
        </text:list-item>
        <text:list-item>
          <text:p text:style-name="P3">Delete a specific node from the list</text:p>
        </text:list-item>
        <text:list-item>
          <text:p text:style-name="P3">Print a nodde in the index x for the list</text:p>
        </text:list-item>
        <text:list-item>
          <text:p text:style-name="P3">Detect a loop in the linked list , if there is , find the length of the loop</text:p>
        </text:list-item>
        <text:list-item>
          <text:p text:style-name="P3">Move last element on the front of the list</text:p>
        </text:list-item>
        <text:list-item>
          <text:p text:style-name="P3">QuickSort on Singly Linked List</text:p>
        </text:list-item>
        <text:list-item>
          <text:p text:style-name="P3">Intersection of teo Sorted Linked Lists</text:p>
        </text:list-item>
        <text:list-item>
          <text:p text:style-name="P3">Reverse a linked list</text:p>
        </text:list-item>
      </text:list>
      <text:p text:style-name="Standard"/>
      <text:p text:style-name="Standard">Vector:</text:p>
      <text:list xml:id="list4100060147" text:style-name="L4">
        <text:list-item>
          <text:p text:style-name="P4">Insert dynamically 100 element randomly generetd and print it</text:p>
        </text:list-item>
        <text:list-item>
          <text:p text:style-name="P4">Sort a vector using quicksort and find an element with binary search.</text:p>
        </text:list-item>
        <text:list-item>
          <text:p text:style-name="P4">Create a program that uses all the functions illustrated in the theory sec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22T16:06:00Z</meta:creation-date>
    <dc:date>2020-01-12T13:57:36.513044222</dc:date>
    <meta:editing-cycles>8</meta:editing-cycles>
    <meta:editing-duration>PT9H2M28S</meta:editing-duration>
    <meta:document-statistic meta:table-count="0" meta:image-count="0" meta:object-count="0" meta:page-count="1" meta:paragraph-count="25" meta:word-count="226" meta:character-count="1124" meta:non-whitespace-character-count="940"/>
    <meta:template xlink:type="simple" xlink:actuate="onRequest" xlink:title="" xlink:href="Normal"/>
  </office:meta>
</office:document-meta>
</file>